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2021-02-03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2020-01-23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2019-02-08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2018-02-08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2016-12-19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2016-01-26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2014-12-01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2013-12-05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2013-01-10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2011-12-14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2010-12-22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2010-01-06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0336" calcext:value-type="float">
            <text:p>49.1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2009-01-08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2008-01-2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2007-02-06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2006-01-06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2005-01-18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2004-02-11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8256" calcext:value-type="float">
            <text:p>51.5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2003-01-17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2002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2001-02-19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2000-02-11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99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1328" calcext:value-type="float">
            <text:p>62.44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98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97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9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9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6792" calcext:value-type="float">
            <text:p>63.48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9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9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8232" calcext:value-type="float">
            <text:p>67.38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9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91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9176" calcext:value-type="float">
            <text:p>74.17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90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8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7168" calcext:value-type="float">
            <text:p>74.87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8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244" calcext:value-type="float">
            <text:p>80.4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86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85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7328" calcext:value-type="float">
            <text:p>79.9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8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83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8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81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4016" calcext:value-type="float">
            <text:p>86.2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8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0248" calcext:value-type="float">
            <text:p>91.9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7288" calcext:value-type="float">
            <text:p>91.07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7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1896" calcext:value-type="float">
            <text:p>95.9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6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6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6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768" calcext:value-type="float">
            <text:p>95.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5424" calcext:value-type="float">
            <text:p>95.9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5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5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1624" calcext:value-type="float">
            <text:p>96.0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5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2128" calcext:value-type="float">
            <text:p>95.5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5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7072" calcext:value-type="float">
            <text:p>96.2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4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4128" calcext:value-type="float">
            <text:p>96.2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4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7192" calcext:value-type="float">
            <text:p>97.1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4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7264" calcext:value-type="float">
            <text:p>95.4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3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7888" calcext:value-type="float">
            <text:p>95.8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824" calcext:value-type="float">
            <text:p>96.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244" calcext:value-type="float">
            <text:p>95.72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2504" calcext:value-type="float">
            <text:p>95.4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2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9056" calcext:value-type="float">
            <text:p>96.0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2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4144" calcext:value-type="float">
            <text:p>93.3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0464" calcext:value-type="float">
            <text:p>94.3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1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268" calcext:value-type="float">
            <text:p>93.8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1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8384" calcext:value-type="float">
            <text:p>92.9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70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1432" calcext:value-type="float">
            <text:p>92.9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9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6728" calcext:value-type="float">
            <text:p>94.2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4352" calcext:value-type="float">
            <text:p>93.4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8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8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7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8624" calcext:value-type="float">
            <text:p>91.0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7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7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7432" calcext:value-type="float">
            <text:p>87.6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6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6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6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2352" calcext:value-type="float">
            <text:p>85.1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5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5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1248" calcext:value-type="float">
            <text:p>80.8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4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4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4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1296" calcext:value-type="float">
            <text:p>79.7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3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3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2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2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9864" calcext:value-type="float">
            <text:p>74.34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2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3624" calcext:value-type="float">
            <text:p>73.95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1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2696" calcext:value-type="float">
            <text:p>71.86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1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0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60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9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7888" calcext:value-type="float">
            <text:p>69.2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9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9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6232" calcext:value-type="float">
            <text:p>70.43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8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1256" calcext:value-type="float">
            <text:p>71.77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8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8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1456" calcext:value-type="float">
            <text:p>69.5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8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9792" calcext:value-type="float">
            <text:p>68.43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7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204" calcext:value-type="float">
            <text:p>69.6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7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7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892" calcext:value-type="float">
            <text:p>67.55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7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9208" calcext:value-type="float">
            <text:p>68.33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6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6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2016" calcext:value-type="float">
            <text:p>66.4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6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5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5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5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4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9208" calcext:value-type="float">
            <text:p>68.33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4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3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3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8952" calcext:value-type="float">
            <text:p>65.5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2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2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2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2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2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1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2392" calcext:value-type="float">
            <text:p>62.57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1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1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1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0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0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4864" calcext:value-type="float">
            <text:p>53.3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50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8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8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7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7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7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7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6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6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6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6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5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5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4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4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4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4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4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3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3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3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3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3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2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2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2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2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2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1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1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1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0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0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40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9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9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9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9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8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8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8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7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7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7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7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7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6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6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6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6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6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6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6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5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5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5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4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4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4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4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4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4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3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3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2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2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2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2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2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1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1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1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1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31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15095165301</text:p>
          </table:table-cell>
          <table:table-cell office:value-type="string" calcext:value-type="string">
            <text:p>1929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1" meta:object-count="0"/>
    <meta:user-defined meta:name="AppVersion">3.0</meta:user-defined>
  </office:meta>
</office:document-meta>
</file>